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njaliOldLipi" fo:font-size="26pt" officeooo:rsid="00188333" officeooo:paragraph-rsid="00188333" style:font-size-asian="26pt" style:font-size-complex="26pt"/>
    </style:style>
    <style:style style:name="P2" style:family="paragraph" style:parent-style-name="Standard">
      <style:text-properties style:font-name="AnjaliOldLipi" fo:font-size="18pt" fo:font-weight="bold" officeooo:rsid="001a3941" officeooo:paragraph-rsid="001a3941" style:font-size-asian="15.75pt" style:font-weight-asian="bold" style:font-size-complex="18pt" style:font-weight-complex="bold"/>
    </style:style>
    <style:style style:name="P3" style:family="paragraph" style:parent-style-name="Standard">
      <style:text-properties style:font-name="AnjaliOldLipi" fo:font-size="18pt" fo:font-weight="bold" officeooo:rsid="00237e5d" officeooo:paragraph-rsid="00237e5d" style:font-size-asian="15.75pt" style:font-weight-asian="bold" style:font-size-complex="18pt" style:font-weight-complex="bold"/>
    </style:style>
    <style:style style:name="P4" style:family="paragraph" style:parent-style-name="Standard">
      <style:text-properties style:font-name="AnjaliOldLipi" fo:font-size="14pt" fo:font-weight="normal" officeooo:rsid="001a3941" officeooo:paragraph-rsid="001a3941" style:font-size-asian="12.25pt" style:font-weight-asian="normal" style:font-size-complex="14pt" style:font-weight-complex="normal"/>
    </style:style>
    <style:style style:name="P5" style:family="paragraph" style:parent-style-name="Standard">
      <style:text-properties style:font-name="AnjaliOldLipi" fo:font-size="14pt" fo:font-weight="normal" officeooo:rsid="001a3941" officeooo:paragraph-rsid="001f9c8f" style:font-size-asian="12.25pt" style:font-weight-asian="normal" style:font-size-complex="14pt" style:font-weight-complex="normal"/>
    </style:style>
    <style:style style:name="P6" style:family="paragraph" style:parent-style-name="Standard">
      <style:text-properties style:font-name="AnjaliOldLipi" fo:font-size="14pt" fo:font-weight="bold" officeooo:rsid="001d13e3" officeooo:paragraph-rsid="001a3941" style:font-size-asian="12.25pt" style:font-weight-asian="bold" style:font-size-complex="14pt" style:font-weight-complex="bold"/>
    </style:style>
    <style:style style:name="P7" style:family="paragraph" style:parent-style-name="Standard" style:list-style-name="L1">
      <style:text-properties style:font-name="AnjaliOldLipi" fo:font-size="14pt" fo:font-weight="bold" officeooo:rsid="001d13e3" officeooo:paragraph-rsid="001d13e3" style:font-size-asian="12.25pt" style:font-weight-asian="bold" style:font-size-complex="14pt" style:font-weight-complex="bold"/>
    </style:style>
    <style:style style:name="P8" style:family="paragraph" style:parent-style-name="Standard" style:list-style-name="L1">
      <style:text-properties style:font-name="AnjaliOldLipi" fo:font-size="14pt" fo:font-weight="bold" officeooo:rsid="001e22f0" officeooo:paragraph-rsid="001e22f0" style:font-size-asian="12.25pt" style:font-weight-asian="bold" style:font-size-complex="14pt" style:font-weight-complex="bold"/>
    </style:style>
    <style:style style:name="P9" style:family="paragraph" style:parent-style-name="Standard" style:list-style-name="L1">
      <style:text-properties style:font-name="AnjaliOldLipi" fo:font-size="14pt" fo:font-weight="bold" officeooo:rsid="001e718b" officeooo:paragraph-rsid="001e718b" style:font-size-asian="12.25pt" style:font-weight-asian="bold" style:font-size-complex="14pt" style:font-weight-complex="bold"/>
    </style:style>
    <style:style style:name="P10" style:family="paragraph" style:parent-style-name="Standard" style:list-style-name="L2">
      <style:text-properties style:font-name="AnjaliOldLipi" fo:font-size="14pt" fo:font-weight="bold" officeooo:rsid="0020db9c" officeooo:paragraph-rsid="0020db9c" style:font-size-asian="12.25pt" style:font-weight-asian="bold" style:font-size-complex="14pt" style:font-weight-complex="bold"/>
    </style:style>
    <style:style style:name="P11" style:family="paragraph" style:parent-style-name="Standard" style:list-style-name="L2">
      <style:text-properties style:font-name="AnjaliOldLipi" fo:font-size="14pt" fo:font-weight="bold" officeooo:rsid="0021a343" officeooo:paragraph-rsid="0021a343" style:font-size-asian="12.25pt" style:font-weight-asian="bold" style:font-size-complex="14pt" style:font-weight-complex="bold"/>
    </style:style>
    <style:style style:name="P12" style:family="paragraph" style:parent-style-name="Standard" style:list-style-name="L2">
      <style:text-properties style:font-name="AnjaliOldLipi" fo:font-size="14pt" fo:font-weight="bold" officeooo:rsid="00231622" officeooo:paragraph-rsid="00231622" style:font-size-asian="12.25pt" style:font-weight-asian="bold" style:font-size-complex="14pt" style:font-weight-complex="bold"/>
    </style:style>
    <style:style style:name="P13" style:family="paragraph" style:parent-style-name="Standard" style:list-style-name="L3">
      <style:text-properties style:font-name="AnjaliOldLipi" fo:font-size="14pt" fo:font-weight="bold" officeooo:rsid="00237e5d" officeooo:paragraph-rsid="00237e5d" style:font-size-asian="12.25pt" style:font-weight-asian="bold" style:font-size-complex="14pt" style:font-weight-complex="bold"/>
    </style:style>
    <style:style style:name="P14" style:family="paragraph" style:parent-style-name="Standard" style:list-style-name="L3">
      <style:text-properties style:font-name="AnjaliOldLipi" fo:font-size="14pt" fo:font-weight="bold" officeooo:rsid="00256bdf" officeooo:paragraph-rsid="00256bdf" style:font-size-asian="12.25pt" style:font-weight-asian="bold" style:font-size-complex="14pt" style:font-weight-complex="bold"/>
    </style:style>
    <style:style style:name="P15" style:family="paragraph" style:parent-style-name="Standard" style:list-style-name="L3">
      <style:text-properties style:font-name="AnjaliOldLipi" fo:font-size="14pt" fo:font-weight="bold" officeooo:rsid="00271b1a" officeooo:paragraph-rsid="00271b1a" style:font-size-asian="12.25pt" style:font-weight-asian="bold" style:font-size-complex="14pt" style:font-weight-complex="bold"/>
    </style:style>
    <style:style style:name="P16" style:family="paragraph" style:parent-style-name="Standard" style:list-style-name="L3">
      <style:text-properties style:font-name="AnjaliOldLipi" fo:font-size="14pt" fo:font-weight="bold" officeooo:rsid="00297ea0" officeooo:paragraph-rsid="002b2f97" style:font-size-asian="12.25pt" style:font-weight-asian="bold" style:font-size-complex="14pt" style:font-weight-complex="bold"/>
    </style:style>
    <style:style style:name="P17" style:family="paragraph" style:parent-style-name="Standard">
      <style:paragraph-properties fo:break-before="page"/>
      <style:text-properties style:font-name="AnjaliOldLipi" fo:font-size="18pt" fo:font-weight="bold" officeooo:rsid="001a3941" officeooo:paragraph-rsid="001f9c8f" style:font-size-asian="15.75pt" style:font-weight-asian="bold" style:font-size-complex="18pt" style:font-weight-complex="bold"/>
    </style:style>
    <style:style style:name="P18" style:family="paragraph" style:parent-style-name="Standard">
      <style:paragraph-properties fo:break-before="page"/>
      <style:text-properties style:font-name="AnjaliOldLipi" fo:font-size="18pt" fo:font-weight="bold" officeooo:rsid="00237e5d" officeooo:paragraph-rsid="00237e5d" style:font-size-asian="15.75pt" style:font-weight-asian="bold" style:font-size-complex="18pt" style:font-weight-complex="bold"/>
    </style:style>
    <style:style style:name="T1" style:family="text">
      <style:text-properties officeooo:rsid="001c2a1a"/>
    </style:style>
    <style:style style:name="T2" style:family="text">
      <style:text-properties fo:font-weight="normal" style:font-weight-asian="normal" style:font-weight-complex="normal"/>
    </style:style>
    <style:style style:name="T3" style:family="text">
      <style:text-properties fo:font-weight="normal" officeooo:rsid="002184b3" style:font-weight-asian="normal" style:font-weight-complex="normal"/>
    </style:style>
    <style:style style:name="T4" style:family="text">
      <style:text-properties fo:font-weight="normal" officeooo:rsid="00256bdf" style:font-weight-asian="normal" style:font-weight-complex="normal"/>
    </style:style>
    <style:style style:name="T5" style:family="text">
      <style:text-properties fo:font-weight="normal" officeooo:rsid="00281911" style:font-weight-asian="normal" style:font-weight-complex="normal"/>
    </style:style>
    <style:style style:name="T6" style:family="text">
      <style:text-properties fo:font-weight="normal" officeooo:rsid="002b2f97" style:font-weight-asian="normal" style:font-weight-complex="normal"/>
    </style:style>
    <style:style style:name="T7" style:family="text">
      <style:text-properties fo:font-weight="normal" officeooo:rsid="00237e5d" style:font-weight-asian="normal" style:font-weight-complex="normal"/>
    </style:style>
    <style:style style:name="T8" style:family="text">
      <style:text-properties fo:font-weight="normal" officeooo:rsid="00271b1a" style:font-weight-asian="normal" style:font-weight-complex="normal"/>
    </style:style>
    <style:style style:name="T9" style:family="text">
      <style:text-properties fo:font-weight="normal" officeooo:rsid="002b7169" style:font-weight-asian="normal" style:font-weight-complex="normal"/>
    </style:style>
    <style:style style:name="T10" style:family="text">
      <style:text-properties officeooo:rsid="001f9c8f"/>
    </style:style>
    <style:style style:name="T11" style:family="text">
      <style:text-properties officeooo:rsid="002184b3"/>
    </style:style>
    <style:style style:name="T12" style:family="text">
      <style:text-properties officeooo:rsid="002819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ategietypen</text:p>
      <text:p text:style-name="P1"/>
      <text:p text:style-name="P2">Wachstumsstrategien nach Ansoff</text:p>
      <text:p text:style-name="P4"/>
      <text:p text:style-name="P4">Ein Unternehmen hat vi<text:span text:style-name="T1">ele</text:span> Möglichkeiten, um organisch zu wachsen. Ansoff unterscheidet vier Wachstumsstrategien.</text:p>
      <text:p text:style-name="P6"/>
      <text:list xml:id="list8928496611380482275" text:style-name="L1">
        <text:list-item>
          <text:p text:style-name="P7">Marktdurchdringung:<text:line-break/><text:span text:style-name="T2">Steigerung der Verkaufszahlen gegenwärtiger Produkte im angestammten Markt..<text:line-break/>- Bestehenden Kunden mehr verkaufen<text:line-break/>- Abwerbung von Kunden von der Konkurrenz (Verdrängungswettbewerb)<text:line-break/></text:span></text:p>
        </text:list-item>
        <text:list-item>
          <text:p text:style-name="P8">Marktentwicklung:<text:span text:style-name="T2"><text:line-break/>Verkauf gegenwärtiger Produkte in neuen Märkten (Gebiet und/oder Kundengruppen).<text:line-break/>- Erschliessung eines Auslandmarktes<text:line-break/>- Leichte Anpassung des eigenen Produkts auf die neu zu gewinnende Zielgruppe<text:line-break/></text:span></text:p>
        </text:list-item>
        <text:list-item>
          <text:p text:style-name="P9">Produktentwicklung<text:span text:style-name="T2"><text:line-break/>Entwicklung neuer Produkte für gegenwärtige Märkte.<text:line-break/>- Entwicklung echter Marktneuheiten (Produktinnovation)<text:line-break/>- Verbesserung bestehender Produkte (Produktoptimierung)<text:line-break/></text:span></text:p>
        </text:list-item>
        <text:list-item>
          <text:p text:style-name="P9">Diversifikation<text:line-break/><text:span text:style-name="T2">Entwicklung neuer Produkte für neue Märkte.<text:line-break/>- Aufnahme sehr ähnlicher Produkte in das Produktprogramm (siehe horizontale Diversifikation)<text:line-break/>- Aufnahme neuer Produkte aus vor- oder nachgelagerten Stufen<text:line-break/></text:span></text:p>
        </text:list-item>
      </text:list>
      <text:p text:style-name="P17">W<text:span text:style-name="T10">ettbewerbsstrategien</text:span> nach <text:span text:style-name="T10">Porter</text:span></text:p>
      <text:p text:style-name="P5"/>
      <text:list xml:id="list9009972247964874519" text:style-name="L2">
        <text:list-item>
          <text:p text:style-name="P10">Differenzierung/Qualitätsführerschaft:<text:line-break/><text:span text:style-name="T3">Mit dieser Strategie versucht sich ein Unternehmen gegenüber der Konkurrenz konsequent abzugrenzen und sich damit vor Preisdruck zu schützen. Das Produkt muss dem Kunden gegenüber alternativen Produkten einen Mehrwert bieten, wodurch seine Zahlungsbereitschaft steigt.<text:line-break/></text:span></text:p>
        </text:list-item>
        <text:list-item>
          <text:p text:style-name="P11"><text:span text:style-name="T11">K</text:span>ostenführerschaft<text:line-break/><text:span text:style-name="T3">Mit dieser Strategie versucht sich ein Unternehmen gegenüber der Konkurrenz </text:span><text:span text:style-name="T2">einen Kostenvorsprung zu erarbeiten und damit entweder zu einem tieferen Preis auf dem Markt aufzutreten und Verkaufszahlen zu erhöhen oder bei gleichem Preis eine höhere Marge einzustreichen.<text:line-break/></text:span></text:p>
        </text:list-item>
        <text:list-item>
          <text:p text:style-name="P12">Konzentration auf Nischen<text:line-break/><text:span text:style-name="T2">Mit dieser Strategie versucht sich ein Unternehmen in einer bestimmten Marktnische zu differenzieren oder die Kostenführerschaft zu erlangen, um damit das Ziel wirkungsvoller und effizienter zu erreichen.</text:span></text:p>
        </text:list-item>
      </text:list>
      <text:p text:style-name="P18"><text:span text:style-name="T10">S</text:span>trategiearten nach der Portfolio-Analyse</text:p>
      <text:p text:style-name="P3"/>
      <text:list xml:id="list1519392003769984678" text:style-name="L3">
        <text:list-item>
          <text:p text:style-name="P13">Stars<text:line-break/><text:span text:style-name="T2">Das Unternehmen verfügt in einem wachsenden Markt mit diesen Produkten über einen hohen Marktanteil, den sie jedoch gegenüber der Konkurrenz verteidigen muss.<text:line-break/>- </text:span><text:span text:style-name="T4">Investitionsstrategie<text:line-break/></text:span></text:p>
        </text:list-item>
        <text:list-item>
          <text:p text:style-name="P14">Cash Cows<text:span text:style-name="T2"><text:line-break/>Das Unternehmen verfügt in einem stagnierenden Markt mit diesen Produkten über einen hohen Marktanteil und realisiert noch Gewinne.<text:line-break/>- Abschöpfungsstrategie<text:line-break/></text:span></text:p>
        </text:list-item>
        <text:list-item>
          <text:p text:style-name="P15">Poor Dogs<text:line-break/><text:span text:style-name="T2">Das Unternehmen verfügt in einem stagnierenden Markt mit diesem Produkt über einen tiefen Marktanteil, womit die daraus resultierenden Gewinne gering sind.<text:line-break/>- </text:span><text:span text:style-name="T5">Desinvestitionsstrategie<text:line-break/></text:span></text:p>
        </text:list-item>
        <text:list-item>
          <text:p text:style-name="P16"><text:span text:style-name="T12">Q</text:span>uestion Marks<text:line-break/><text:span text:style-name="T2">Das Unternehmen verfügt in einem wachsenden Markt mit diesem Produkt über einen (noch) tiefen Marktanteil. Diese Produkte sind die möglichen Stars von morgen und sollten deshalb genau auf ihre Erfolgschancen geprüft werden.<text:line-break/></text:span><text:span text:style-name="T7">- </text:span><text:span text:style-name="T4">Investitionsstrategie </text:span><text:span text:style-name="T9">oder</text:span><text:span text:style-name="T4"><text:line-break/></text:span><text:span text:style-name="T8">- </text:span><text:span text:style-name="T5">Desinvestitionsstrategi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09:10:50.638626227</meta:creation-date>
    <dc:date>2017-01-29T09:54:34.161725901</dc:date>
    <meta:editing-duration>PT33M26S</meta:editing-duration>
    <meta:editing-cycles>17</meta:editing-cycles>
    <meta:generator>LibreOffice/5.1.2.2$Linux_X86_64 LibreOffice_project/10m0$Build-2</meta:generator>
    <meta:document-statistic meta:table-count="0" meta:image-count="0" meta:object-count="0" meta:page-count="3" meta:paragraph-count="16" meta:word-count="341" meta:character-count="2724" meta:non-whitespace-character-count="2401"/>
  </office:meta>
</office:document-meta>
</file>